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6" style:family="paragraph" style:parent-style-name="Standard" style:list-style-name="L2">
      <style:text-properties fo:font-size="14pt" fo:font-weight="bold" officeooo:rsid="0023ba01" officeooo:paragraph-rsid="0023ba01" style:font-size-asian="14pt" style:font-weight-asian="bold" style:font-size-complex="14pt" style:font-weight-complex="bold"/>
    </style:style>
    <style:style style:name="P7" style:family="paragraph" style:parent-style-name="Standard" style:list-style-name="L3">
      <style:text-properties officeooo:paragraph-rsid="001fc13f"/>
    </style:style>
    <style:style style:name="P8" style:family="paragraph" style:parent-style-name="Standard" style:list-style-name="L4">
      <style:text-properties officeooo:paragraph-rsid="001fc13f"/>
    </style:style>
    <style:style style:name="P9" style:family="paragraph" style:parent-style-name="Standard" style:list-style-name="L5">
      <style:text-properties officeooo:paragraph-rsid="001fc13f"/>
    </style:style>
    <style:style style:name="P10" style:family="paragraph" style:parent-style-name="Standard" style:list-style-name="L6">
      <style:text-properties officeooo:paragraph-rsid="001fc13f"/>
    </style:style>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officeooo:rsid="001fc13f"/>
    </style:style>
    <style:style style:name="T6" style:family="text">
      <style:text-properties officeooo:rsid="0023ba01"/>
    </style:style>
    <style:style style:name="T7" style:family="text">
      <style:text-properties officeooo:rsid="00255ab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375846226" text:style-name="L1">
        <text:list-item>
          <text:p text:style-name="P5">Compromiso Personal</text:p>
        </text:list-item>
      </text:list>
      <text:p text:style-name="P1"/>
      <text:p text:style-name="P3"><text:span text:style-name="T5">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5">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4"/>
      <text:p text:style-name="P4"/>
      <text:p text:style-name="P4"/>
      <text:list xml:id="list2130693622" text:style-name="L2">
        <text:list-item>
          <text:p text:style-name="P6">Informe personal</text:p>
        </text:list-item>
      </text:list>
      <text:p text:style-name="P4"/>
      <text:list xml:id="list849781450" text:style-name="L3">
        <text:list-item>
          <text:p text:style-name="P7">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1801954611" text:style-name="L4">
        <text:list-item>
          <text:p text:style-name="P8">Para superar esto, decidí dedicar más tiempo a practicar la resolución de problemas algorítmicos. Empecé a hacer <text:span text:style-name="T6">unos cuantos </text:span>ejercicios en plataformas como LeetCode y HackerRank <text:span text:style-name="T6">para mejorar mi lógica de programación.</text:span> También busqué tutoriales y cursos en línea que me ayudaran a comprender mejor los conceptos fundamentales de la programación.</text:p>
        </text:list-item>
      </text:list>
      <text:p text:style-name="P3"/>
      <text:p text:style-name="P3"/>
      <text:list xml:id="list744015304" text:style-name="L5">
        <text:list-item>
          <text:p text:style-name="P9"><text:span text:style-name="T7">Un desafió que estoy </text:span>enfrent<text:span text:style-name="T7">ando</text:span> <text:span text:style-name="T7">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text:soft-page-break/></text:p>
      <text:list xml:id="list1162146420" text:style-name="L6">
        <text:list-item>
          <text:p text:style-name="P10">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3-14T17:45:47.063902102</dc:date>
    <meta:editing-duration>P7DT3H17M22S</meta:editing-duration>
    <meta:editing-cycles>5</meta:editing-cycles>
    <meta:generator>LibreOffice/7.3.7.2$Linux_X86_64 LibreOffice_project/30$Build-2</meta:generator>
    <meta:document-statistic meta:table-count="0" meta:image-count="0" meta:object-count="0" meta:page-count="2" meta:paragraph-count="8" meta:word-count="601" meta:character-count="3712" meta:non-whitespace-character-count="3125"/>
  </office:meta>
</office:document-meta>
</file>